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svg:font-family="'Droid Sans'" style:font-family-generic="swiss"/>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nl" fo:country="NL" officeooo:rsid="001e87ea" officeooo:paragraph-rsid="001e87ea"/>
    </style:style>
    <style:style style:name="P2" style:family="paragraph" style:parent-style-name="Standard">
      <style:text-properties fo:language="nl" fo:country="NL" officeooo:rsid="00201b75" officeooo:paragraph-rsid="00201b75"/>
    </style:style>
    <style:style style:name="P3" style:family="paragraph" style:parent-style-name="Standard">
      <style:text-properties fo:language="nl" fo:country="NL" officeooo:rsid="0020f030" officeooo:paragraph-rsid="0020f030"/>
    </style:style>
    <style:style style:name="T1" style:family="text">
      <style:text-properties officeooo:rsid="00201b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lusie</text:p>
      <text:p text:style-name="P1"/>
      <text:p text:style-name="P1">In zeer korte tijd hebben we een onverwachtte prestatie kunnen leveren. De meerderheid van de groep had geen ervaring in C#, en geen enkel groepslid had ervaring met XNA. Ons groepje ging zeer goed van start bij de analyse, en ons klassendiagram nam al snel een goede vorm aan. Eén van onze sterke kanten is dat wij het klassendiagram zeer nouw vastgehouden hebben. Vrijwel alle klassen zijn succesvol en “puur” geïmplementeerd.</text:p>
      <text:p text:style-name="P1"/>
      <text:p text:style-name="P1">Bij het beginnen van het programmeren waren we al snel onder de motorkap bezig. In plaats van ons bezig te houden met resultaten, hielden wij ons bezig met het implementeren van basisstructuren in de code. Dit ging heel lang heel goed, totdat we resultaten op het scherm moesten projecteren. Het dilemma: Terwijl we de onderliggende code schreven, probeerden we delen van bestaande XNA-functies te herschrijven, en dit vond XNA niet bepaald prettig. Met behoud van veel code hebben we toch de bestaande XNA-functies kunnen gebruiken.</text:p>
      <text:p text:style-name="P1"/>
      <text:p text:style-name="P2">Eén van de grotere conflicten die wij hadden was XNA zelf (en in het verlengde; C#). Omdat we onze eigen gang gingen met de code, werkte XNA niet bepaald mee. De gehele content pipeline werkte simpelweg niet omdat wij in een niet-WindowsGame project werkten.</text:p>
      <text:p text:style-name="P1"/>
      <text:p text:style-name="P1">De <text:span text:style-name="T1">voor</text:span>laatste <text:span text:style-name="T1">dag hadden we pas een rijdende auto. Deze maakte gebruik van het bestaande codeskelet dat wij geschreven hadden, en alles ging vrijwel vlekkeloos. Dit was een bron van verbasing, omdat we verwacht hadden onze kerncode te moeten debuggen. Toen de auto eenmaal reed, ging de feature-output exponentieel omhoog. Voor ons was dit een teken van goed-geschreven kerncode.</text:span></text:p>
      <text:p text:style-name="P1"/>
      <text:p text:style-name="P3"><text:span text:style-name="T1">A</text:span>l met al hebben wij als groep een zeer goede collaboratie neergezet. Ons groepje had een fantastische samenwerking die vloeiend via GitHub gecentraliseerd we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roid Sans" svg:font-family="'Droid Sans'" style:font-family-generic="swiss"/>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roid Sans"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roid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Droid San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style:font-name="Droid San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roid Sans" style:font-size-asian="12pt" style:font-name-complex="Lohit Hindi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ben Bakker</meta:initial-creator>
    <meta:creation-date>2013-11-01T12:41:41.786352933</meta:creation-date>
    <dc:date>2013-11-01T13:18:11.101324470</dc:date>
    <dc:creator>Ruben Bakker</dc:creator>
    <meta:editing-duration>PT5M59S</meta:editing-duration>
    <meta:editing-cycles>1</meta:editing-cycles>
    <meta:document-statistic meta:table-count="0" meta:image-count="0" meta:object-count="0" meta:page-count="1" meta:paragraph-count="6" meta:word-count="284" meta:character-count="1769" meta:non-whitespace-character-count="1491"/>
    <meta:generator>LibreOffice/4.1.2.3$Linux_X86_64 LibreOffice_project/410m0$Build-3</meta:generator>
  </office:meta>
</office:document-meta>
</file>